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Biome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Job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Quart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on 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on B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k Me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irrel Me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ueberr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wberr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he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ro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pper 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pper Ba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0:31.846660798</meta:creation-date>
    <dc:date>2024-09-12T10:59:57.815761905</dc:date>
    <meta:editing-duration>PT14M45S</meta:editing-duration>
    <meta:editing-cycles>2</meta:editing-cycles>
    <meta:generator>LibreOffice/7.3.7.2$Linux_X86_64 LibreOffice_project/30$Build-2</meta:generator>
    <meta:document-statistic meta:table-count="1" meta:cell-count="17" meta:object-count="0"/>
  </office:meta>
</office:document-meta>
</file>